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4in"/>
    </style:style>
    <style:style style:name="Table1.B" style:family="table-column">
      <style:table-column-properties style:column-width="4.293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4">
      <style:text-properties officeooo:paragraph-rsid="0010183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>
      <style:text-properties officeooo:paragraph-rsid="0010183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span text:style-name="Strong_20_Emphasis"><text:tab/><text:tab/><text:tab/>Major Straits of the Indian Ocean Region</text:span></text:h>
      <text:p text:style-name="P20"><text:span text:style-name="Strong_20_Emphasis"/></text:p>
      <text:p text:style-name="P20"><text:span text:style-name="Strong_20_Emphasis"/></text:p>
      <text:p text:style-name="P20"><text:span text:style-name="Strong_20_Emphasis"/></text:p>
      <text:p text:style-name="Text_20_body">These are widely recognized for <text:span text:style-name="Emphasis">maritime trade, naval strategy, or connecting two large water bodies</text:span>.</text:p>
      <text:h text:style-name="Heading_20_3" text:outline-level="3">1. <text:span text:style-name="Strong_20_Emphasis">Strait of Malacca</text:span></text:h>
      <text:list text:style-name="L1">
        <text:list-item>
          <text:p text:style-name="P2">Connects the <text:span text:style-name="Strong_20_Emphasis">Andaman Sea (Indian Ocean)</text:span> with the <text:span text:style-name="Strong_20_Emphasis">South China Sea (Pacific)</text:span></text:p>
        </text:list-item>
        <text:list-item>
          <text:p text:style-name="P2">Between <text:span text:style-name="Strong_20_Emphasis">Malay Peninsula</text:span> and <text:span text:style-name="Strong_20_Emphasis">Sumatra (Indonesia)</text:span></text:p>
        </text:list-item>
        <text:list-item>
          <text:p text:style-name="P2">One of the world’s busiest international shipping choke points. <text:a xlink:type="simple" xlink:href="https://en.wikipedia.org/wiki/Strait_of_Malacca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2. <text:span text:style-name="Strong_20_Emphasis">Bab-el-Mandeb Strait</text:span></text:h>
      <text:list text:style-name="L2">
        <text:list-item>
          <text:p text:style-name="P3">Connects the <text:span text:style-name="Strong_20_Emphasis">Red Sea</text:span> to the <text:span text:style-name="Strong_20_Emphasis">Gulf of Aden (Indian Ocean)</text:span></text:p>
        </text:list-item>
        <text:list-item>
          <text:p text:style-name="P3">Between <text:span text:style-name="Strong_20_Emphasis">Yemen</text:span> and <text:span text:style-name="Strong_20_Emphasis">Djibouti/Eritrea</text:span></text:p>
        </text:list-item>
        <text:list-item>
          <text:p text:style-name="P3">Critical for oil transit and Suez Canal route. <text:a xlink:type="simple" xlink:href="https://en.wikipedia.org/wiki/Bab-el-Mandeb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3. <text:span text:style-name="Strong_20_Emphasis">Strait of Hormuz</text:span></text:h>
      <text:list text:style-name="L3">
        <text:list-item>
          <text:p text:style-name="P4">Connects the <text:span text:style-name="Strong_20_Emphasis">Persian Gulf</text:span> to the <text:span text:style-name="Strong_20_Emphasis">Gulf of Oman</text:span> → Indian Ocean</text:p>
        </text:list-item>
        <text:list-item>
          <text:p text:style-name="P4">Between <text:span text:style-name="Strong_20_Emphasis">Iran</text:span> and <text:span text:style-name="Strong_20_Emphasis">Oman/UAE</text:span></text:p>
        </text:list-item>
        <text:list-item>
          <text:p text:style-name="P4">Major global oil transit route. <text:a xlink:type="simple" xlink:href="https://regionalstudies.com.pk/wp/wp-content/uploads/2022/11/RS-Winter-2020-v3.pdf?utm_source=chatgpt.com" office:target-frame-name="_blank" xlink:show="new" text:style-name="Internet_20_link" text:visited-style-name="Visited_20_Internet_20_Link">regionalstudies.com.pk</text:a></text:p>
        </text:list-item>
      </text:list>
      <text:p text:style-name="Horizontal_20_Line"/>
      <text:h text:style-name="Heading_20_3" text:outline-level="3">4. <text:span text:style-name="Strong_20_Emphasis">Sunda Strait</text:span></text:h>
      <text:list text:style-name="L4">
        <text:list-item>
          <text:p text:style-name="P5">Connects the <text:span text:style-name="Strong_20_Emphasis">Java Sea</text:span> to the <text:span text:style-name="Strong_20_Emphasis">Indian Ocean</text:span></text:p>
        </text:list-item>
        <text:list-item>
          <text:p text:style-name="P5">Between <text:span text:style-name="Strong_20_Emphasis">Sumatra</text:span> and <text:span text:style-name="Strong_20_Emphasis">Java (Indonesia)</text:span></text:p>
        </text:list-item>
        <text:list-item>
          <text:p text:style-name="P5">Historic and regional shipping route. <text:a xlink:type="simple" xlink:href="https://en.wikipedia.org/wiki/List_of_straits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5. <text:span text:style-name="Strong_20_Emphasis">Palk Strait</text:span></text:h>
      <text:list text:style-name="L5">
        <text:list-item>
          <text:p text:style-name="P6">Connects the <text:span text:style-name="Strong_20_Emphasis">Bay of Bengal</text:span> to <text:span text:style-name="Strong_20_Emphasis">Gulf of Mannar / Laccadive Sea (Indian Ocean)</text:span></text:p>
        </text:list-item>
        <text:list-item>
          <text:p text:style-name="P6">Between <text:span text:style-name="Strong_20_Emphasis">India (Tamil Nadu)</text:span> and <text:span text:style-name="Strong_20_Emphasis">Sri Lanka</text:span></text:p>
        </text:list-item>
        <text:list-item>
          <text:p text:style-name="P6">Shallow and navigationally restricted for large vessels. <text:a xlink:type="simple" xlink:href="https://en.wikipedia.org/wiki/Palk_Strait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<text:soft-page-break/>6. <text:span text:style-name="Strong_20_Emphasis">Mozambique Channel</text:span></text:h>
      <text:list text:style-name="L6">
        <text:list-item>
          <text:p text:style-name="P7">Between <text:span text:style-name="Strong_20_Emphasis">Madagascar</text:span> and <text:span text:style-name="Strong_20_Emphasis">Mozambique (Africa)</text:span></text:p>
        </text:list-item>
        <text:list-item>
          <text:p text:style-name="P7">A large sea channel often classed as a strait connecting the western Indian Ocean waters. <text:a xlink:type="simple" xlink:href="https://en.wikipedia.org/wiki/Mozambique_Channel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7. <text:span text:style-name="Strong_20_Emphasis">Makassar Strait</text:span> <text:span text:style-name="Emphasis">(important regional shipping route, not always classified global choke point)</text:span></text:h>
      <text:list text:style-name="L7">
        <text:list-item>
          <text:p text:style-name="P8">Between <text:span text:style-name="Strong_20_Emphasis">Borneo</text:span> and <text:span text:style-name="Strong_20_Emphasis">Sulawesi (Indonesia)</text:span></text:p>
        </text:list-item>
        <text:list-item>
          <text:p text:style-name="P8">Connects <text:span text:style-name="Strong_20_Emphasis">Celebes Sea</text:span> to the <text:span text:style-name="Strong_20_Emphasis">Java Sea / Indian Ocean region</text:span></text:p>
        </text:list-item>
        <text:list-item>
          <text:p text:style-name="P8">Way for vessels avoiding shallower passages. <text:a xlink:type="simple" xlink:href="https://en.wikipedia.org/wiki/Makassar_Strait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2" text:outline-level="2">🔎 <text:span text:style-name="Strong_20_Emphasis">Smaller or Regional Straits and Passages</text:span></text:h>
      <text:p text:style-name="Text_20_body">These are <text:span text:style-name="Strong_20_Emphasis">smaller connectors or island channels</text:span> within the Indian Ocean system, often important regionally or for island navigation.</text:p>
      <text:h text:style-name="Heading_20_3" text:outline-level="3">8. <text:span text:style-name="Strong_20_Emphasis">Lombok Strait</text:span></text:h>
      <text:list text:style-name="L8">
        <text:list-item>
          <text:p text:style-name="P9">Between <text:span text:style-name="Strong_20_Emphasis">Bali</text:span> and <text:span text:style-name="Strong_20_Emphasis">Lombok (Indonesia)</text:span></text:p>
        </text:list-item>
        <text:list-item>
          <text:p text:style-name="P9">Deep-water passage favored by large cargo ships that can’t use Malacca. <text:a xlink:type="simple" xlink:href="https://en.wikipedia.org/wiki/Lombok_Strait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9. <text:span text:style-name="Strong_20_Emphasis">Bali Strait</text:span></text:h>
      <text:list text:style-name="L9">
        <text:list-item>
          <text:p text:style-name="P10">Between <text:span text:style-name="Strong_20_Emphasis">Bali</text:span> and <text:span text:style-name="Strong_20_Emphasis">Java (Indonesia)</text:span></text:p>
        </text:list-item>
        <text:list-item>
          <text:p text:style-name="P10">Connects the <text:span text:style-name="Strong_20_Emphasis">Bali Sea</text:span> to the <text:span text:style-name="Strong_20_Emphasis">Indian Ocean</text:span>. <text:a xlink:type="simple" xlink:href="https://en.wikipedia.org/wiki/Category%3AStraits_of_the_Indian_Ocean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10. <text:span text:style-name="Strong_20_Emphasis">Riau Strait</text:span></text:h>
      <text:list text:style-name="L10">
        <text:list-item>
          <text:p text:style-name="P11">Between <text:span text:style-name="Strong_20_Emphasis">Batam</text:span> and <text:span text:style-name="Strong_20_Emphasis">Bintan (Riau Islands, Indonesia)</text:span></text:p>
        </text:list-item>
        <text:list-item>
          <text:p text:style-name="P11">Regional connector in the southern Malay Archipelago. <text:a xlink:type="simple" xlink:href="https://en.wikipedia.org/wiki/Category%3AStraits_of_the_Indian_Ocean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11. <text:span text:style-name="Strong_20_Emphasis">Penang Strait</text:span></text:h>
      <text:list text:style-name="L11">
        <text:list-item>
          <text:p text:style-name="P12">Between <text:span text:style-name="Strong_20_Emphasis">Penang Island</text:span> and the <text:span text:style-name="Strong_20_Emphasis">Malay Peninsula (Malaysia)</text:span></text:p>
        </text:list-item>
        <text:list-item>
          <text:p text:style-name="P12">Important for regional shipping and logistics. <text:a xlink:type="simple" xlink:href="https://en.wikipedia.org/wiki/Category%3AStraits_of_the_Indian_Ocean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<text:soft-page-break/>12. <text:span text:style-name="Strong_20_Emphasis">Alas Strait</text:span></text:h>
      <text:list text:style-name="L12">
        <text:list-item>
          <text:p text:style-name="P13">Part of the Lesser Sunda islands region (often listed under Indian Ocean straits)</text:p>
        </text:list-item>
        <text:list-item>
          <text:p text:style-name="P13">A smaller island channel. <text:a xlink:type="simple" xlink:href="https://en.wikipedia.org/wiki/Category%3AStraits_of_the_Indian_Ocean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13. <text:span text:style-name="Strong_20_Emphasis">Bab Iskender &amp; Dact-el-Mayun</text:span></text:h>
      <text:list text:style-name="L13">
        <text:list-item>
          <text:p text:style-name="P14">These are <text:span text:style-name="Strong_20_Emphasis">branches of Bab-el-Mandeb</text:span>, dividing the passage around <text:span text:style-name="Strong_20_Emphasis">Perim Island</text:span></text:p>
        </text:list-item>
        <text:list-item>
          <text:p text:style-name="P14">Very narrow (~3.2 km and wider branches), critical for transit. <text:a xlink:type="simple" xlink:href="https://www.famousfix.com/list/straits-of-the-indian-ocean?utm_source=chatgpt.com" office:target-frame-name="_blank" xlink:show="new" text:style-name="Internet_20_link" text:visited-style-name="Visited_20_Internet_20_Link">FamousFix</text:a></text:p>
        </text:list-item>
      </text:list>
      <text:p text:style-name="Horizontal_20_Line"/>
      <text:h text:style-name="Heading_20_3" text:outline-level="3">14. <text:span text:style-name="Strong_20_Emphasis">Duncan Passage</text:span></text:h>
      <text:list text:style-name="L14">
        <text:list-item>
          <text:p text:style-name="P15">Between <text:span text:style-name="Strong_20_Emphasis">Rutland Island (Great Andaman)</text:span> and <text:span text:style-name="Strong_20_Emphasis">Little Andaman (India)</text:span></text:p>
        </text:list-item>
        <text:list-item>
          <text:p text:style-name="P15">Connects the <text:span text:style-name="Strong_20_Emphasis">Bay of Bengal</text:span> to the <text:span text:style-name="Strong_20_Emphasis">Andaman Sea</text:span></text:p>
        </text:list-item>
        <text:list-item>
          <text:p text:style-name="P15">Regional strategic waterway under India’s Andaman and Nicobar Command. <text:a xlink:type="simple" xlink:href="https://en.wikipedia.org/wiki/Duncan_Passage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15. <text:span text:style-name="Strong_20_Emphasis">Ten Degree Channel</text:span></text:h>
      <text:list text:style-name="L15">
        <text:list-item>
          <text:p text:style-name="P16">Separates <text:span text:style-name="Strong_20_Emphasis">Little Andaman Island</text:span> and <text:span text:style-name="Strong_20_Emphasis">Car Nicobar Island</text:span> (India)</text:p>
        </text:list-item>
        <text:list-item>
          <text:p text:style-name="P16">Important for Bay of Bengal ↔ Andaman Sea transits. <text:a xlink:type="simple" xlink:href="https://en.wikipedia.org/wiki/List_of_straits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16. <text:span text:style-name="Strong_20_Emphasis">Six Degree Channel</text:span></text:h>
      <text:list text:style-name="L16">
        <text:list-item>
          <text:p text:style-name="P17">Separates <text:span text:style-name="Strong_20_Emphasis">Great Nicobar Island</text:span> from <text:span text:style-name="Strong_20_Emphasis">Sumatra (Indonesia)</text:span></text:p>
        </text:list-item>
        <text:list-item>
          <text:p text:style-name="P17">Key southern exit from the Bay of Bengal into the wider Indian Ocean. <text:a xlink:type="simple" xlink:href="https://en.wikipedia.org/wiki/List_of_straits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17. <text:span text:style-name="Strong_20_Emphasis">Cocos Strait</text:span></text:h>
      <text:list text:style-name="L17">
        <text:list-item>
          <text:p text:style-name="P18">Near <text:span text:style-name="Strong_20_Emphasis">Cocos (Keeling) Islands</text:span> — lesser-known but navigationally useful channel. <text:a xlink:type="simple" xlink:href="https://en.wikipedia.org/wiki/List_of_straits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2" text:outline-level="2">🗺️ Summary by Category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ategory</text:p>
            </table:table-cell>
            <table:table-cell table:style-name="Table1.A1" office:value-type="string">
              <text:p text:style-name="Table_20_Heading">Straits Include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ajor global/regional chokepoints</text:span></text:p>
          </table:table-cell>
          <table:table-cell table:style-name="Table1.A1" office:value-type="string">
            <text:p text:style-name="Table_20_Contents">Malacca, Bab-el-Mandeb, Hormuz, Mozambique Channel, Sund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gional Indian Ocean connectors</text:span></text:p>
          </table:table-cell>
          <table:table-cell table:style-name="Table1.A1" office:value-type="string">
            <text:p text:style-name="Table_20_Contents">Palk, Makassar, Lombok, Ten Degree, Six Degree, Duncan Passag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maller channels / island straits</text:span></text:p>
          </table:table-cell>
          <table:table-cell table:style-name="Table1.A1" office:value-type="string">
            <text:p text:style-name="Table_20_Contents">Riau, Penang, Bali, Alas, Bab Iskender, Dact-el-Mayun, Cocos</text:p>
          </table:table-cell>
        </table:table-row>
      </table:table>
      <text:p text:style-name="Horizontal_20_Line"/>
      <text:h text:style-name="Heading_20_2" text:outline-level="2"><text:soft-page-break/>📌 Notes on Classification</text:h>
      <text:list text:style-name="L18">
        <text:list-item>
          <text:p text:style-name="P19">Some <text:span text:style-name="Strong_20_Emphasis">channels like Mozambique Channel</text:span> are very wide but included due to geography and traditional listing in strait categories. <text:a xlink:type="simple" xlink:href="https://en.wikipedia.org/wiki/Mozambique_Channel?utm_source=chatgpt.com" office:target-frame-name="_blank" xlink:show="new" text:style-name="Internet_20_link" text:visited-style-name="Visited_20_Internet_20_Link">Wikipedia</text:a></text:p>
        </text:list-item>
        <text:list-item>
          <text:p text:style-name="P19">The <text:span text:style-name="Strong_20_Emphasis">Indonesian Throughflow region</text:span> hosts several straits critical for global water and shipping flows (e.g., Lombok, Makassar). <text:a xlink:type="simple" xlink:href="https://en.wikipedia.org/wiki/List_of_straits?utm_source=chatgpt.com" office:target-frame-name="_blank" xlink:show="new" text:style-name="Internet_20_link" text:visited-style-name="Visited_20_Internet_20_Link">Wikipedia</text:a></text:p>
        </text:list-item>
        <text:list-item>
          <text:p text:style-name="P19"><text:span text:style-name="Strong_20_Emphasis">Andaman–Nicobar straits</text:span> (Ten Degree, Six Degree, Duncan) are strategically significant for Indian EEZ and maritime defense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14:03:58.524427875</meta:creation-date>
    <dc:date>2026-01-03T14:07:07.409960147</dc:date>
    <meta:editing-duration>PT3M9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4" meta:paragraph-count="74" meta:word-count="604" meta:character-count="3800" meta:non-whitespace-character-count="3310"/>
  </office:meta>
</office:document-meta>
</file>